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DejaVu Sans Mono" svg:font-family="'DejaVu Sans Mono'" style:font-family-generic="modern" style:font-pitch="fixed"/>
    <style:font-face style:name="新宋体" svg:font-family="新宋体"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text-properties style:font-name="DejaVu Sans Mono" style:font-name-asian="DejaVu Sans Mono"/>
    </style:style>
    <style:style style:name="P2" style:family="paragraph" style:parent-style-name="Text_20_body">
      <style:text-properties style:font-name="DejaVu Sans Mono" style:font-name-asian="DejaVu Sans Mono"/>
    </style:style>
    <style:style style:name="P3" style:family="paragraph" style:parent-style-name="Preformatted_20_Text">
      <style:text-properties style:font-name="DejaVu Sans Mono" style:font-name-asian="DejaVu Sans Mono"/>
    </style:style>
    <style:style style:name="P4" style:family="paragraph" style:parent-style-name="Preformatted_20_Text">
      <style:paragraph-properties fo:margin-top="0cm" fo:margin-bottom="0.499cm" loext:contextual-spacing="false"/>
      <style:text-properties style:font-name="DejaVu Sans Mono" style:font-name-asian="DejaVu Sans Mono"/>
    </style:style>
    <style:style style:name="P5" style:family="paragraph" style:parent-style-name="Heading_20_2">
      <style:text-properties style:font-name="DejaVu Sans Mono" style:font-name-asian="DejaVu Sans Mono"/>
    </style:style>
    <style:style style:name="P6" style:family="paragraph" style:parent-style-name="Heading_20_4">
      <style:text-properties style:font-name="DejaVu Sans Mono" style:font-name-asian="DejaVu Sans Mono"/>
    </style:style>
    <style:style style:name="P7" style:family="paragraph" style:parent-style-name="Quotations">
      <style:text-properties style:font-name="DejaVu Sans Mono" style:font-name-asian="DejaVu Sans Mono"/>
    </style:style>
    <style:style style:name="P8" style:family="paragraph" style:parent-style-name="Horizontal_20_Line">
      <style:text-properties style:font-name="DejaVu Sans Mono" style:font-name-asian="DejaVu Sans Mono"/>
    </style:style>
    <style:style style:name="P9" style:family="paragraph" style:parent-style-name="Text_20_body" style:list-style-name="L1"/>
    <style:style style:name="P10" style:family="paragraph" style:parent-style-name="Text_20_body" style:list-style-name="L2">
      <style:text-properties style:font-name="DejaVu Sans Mono" style:font-name-asian="DejaVu Sans Mono"/>
    </style:style>
    <style:style style:name="P11" style:family="paragraph" style:parent-style-name="Text_20_body" style:list-style-name="L3">
      <style:text-properties style:font-name="DejaVu Sans Mono" style:font-name-asian="DejaVu Sans Mono"/>
    </style:style>
    <style:style style:name="P12" style:family="paragraph" style:parent-style-name="Text_20_body" style:list-style-name="L1">
      <style:paragraph-properties fo:margin-top="0cm" fo:margin-bottom="0cm" loext:contextual-spacing="false"/>
    </style:style>
    <style:style style:name="P13" style:family="paragraph" style:parent-style-name="Text_20_body" style:list-style-name="L2">
      <style:paragraph-properties fo:margin-top="0cm" fo:margin-bottom="0cm" loext:contextual-spacing="false"/>
      <style:text-properties style:font-name="DejaVu Sans Mono" style:font-name-asian="DejaVu Sans Mono"/>
    </style:style>
    <style:style style:name="T1" style:family="text">
      <style:text-properties fo:font-style="italic"/>
    </style:style>
    <style:style style:name="T2" style:family="text">
      <style:text-properties style:text-position="-33% 80%" fo:font-style="italic"/>
    </style:style>
    <style:style style:name="T3" style:family="text">
      <style:text-properties style:font-name="DejaVu Sans Mono" style:font-name-asian="DejaVu Sans Mono"/>
    </style:style>
    <style:style style:name="T4" style:family="text">
      <style:text-properties officeooo:rsid="000347c7"/>
    </style:style>
    <style:style style:name="T5" style:family="text">
      <style:text-properties officeooo:rsid="0004e779"/>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Question</text:h>
      <text:p text:style-name="P7">Given <text:span text:style-name="T1">n</text:span> non-negative integers <text:span text:style-name="T1">a</text:span><text:span text:style-name="T2">1</text:span>, <text:span text:style-name="T1">a</text:span><text:span text:style-name="T2">2</text:span>, ..., <text:span text:style-name="T1">a</text:span><text:span text:style-name="T2">n</text:span>, where each represents a point at coordinate (<text:span text:style-name="T1">i</text:span>, <text:span text:style-name="T1">a</text:span><text:span text:style-name="T2">i</text:span>). <text:span text:style-name="T1">n</text:span> vertical lines are drawn such that the two endpoints of line <text:span text:style-name="T1">i</text:span> is at (<text:span text:style-name="T1">i</text:span>, <text:span text:style-name="T1">a</text:span><text:span text:style-name="T2">i</text:span>) and (<text:span text:style-name="T1">i</text:span>, 0). Find two lines, which together with x-axis forms a container, such that the container contains the most water. </text:p>
      <text:p text:style-name="P7">Note: You may not slant the container and <text:span text:style-name="T1">n</text:span> is at least 2. </text:p>
      <text:h text:style-name="P5" text:outline-level="2">Quick Navigation</text:h>
      <text:list xml:id="list7694368949811396453" text:style-name="L1">
        <text:list-item>
          <text:p text:style-name="P12"><text:a xlink:type="simple" xlink:href="https://leetcode.com/articles/container-most-water/#summary" text:style-name="Internet_20_link" text:visited-style-name="Visited_20_Internet_20_Link"><text:span text:style-name="T3">Summary</text:span></text:a><text:span text:style-name="T3"> </text:span></text:p>
        </text:list-item>
        <text:list-item>
          <text:p text:style-name="P12"><text:a xlink:type="simple" xlink:href="https://leetcode.com/articles/container-most-water/#solution" text:style-name="Internet_20_link" text:visited-style-name="Visited_20_Internet_20_Link"><text:span text:style-name="T3">Solution</text:span></text:a></text:p>
          <text:list>
            <text:list-item>
              <text:p text:style-name="P12"><text:a xlink:type="simple" xlink:href="https://leetcode.com/articles/container-most-water/#approach-1-brute-force-time-limit-exceeded" text:style-name="Internet_20_link" text:visited-style-name="Visited_20_Internet_20_Link"><text:span text:style-name="T3">Approach #1 Brute Force [Time Limit Exceeded]</text:span></text:a><text:span text:style-name="T3"> </text:span></text:p>
            </text:list-item>
            <text:list-item>
              <text:p text:style-name="P9"><text:a xlink:type="simple" xlink:href="https://leetcode.com/articles/container-most-water/#approach-2-two-pointer-approach-accepted" text:style-name="Internet_20_link" text:visited-style-name="Visited_20_Internet_20_Link"><text:span text:style-name="T3">Approach #2 (Two Pointer Approach) [Accepted]</text:span></text:a><text:span text:style-name="T3"> </text:span></text:p>
            </text:list-item>
          </text:list>
        </text:list-item>
      </text:list>
      <text:h text:style-name="P5" text:outline-level="2"><text:bookmark text:name="summary"/>Summary</text:h>
      <text:p text:style-name="P2">We have to maximize the area that can be formed between the vertical lines using the shorter line as length and the distance between the lines as the width of the rectangle forming the area.</text:p>
      <text:h text:style-name="P5" text:outline-level="2"><text:bookmark text:name="solution"/>Solution</text:h>
      <text:p text:style-name="P8"/>
      <text:h text:style-name="P6" text:outline-level="4"><text:bookmark text:name="approach-1-brute-force-time-limit-exceeded"/>Approach #1 Brute Force [Time Limit Exceeded]</text:h>
      <text:p text:style-name="Text_20_body"><text:span text:style-name="Strong_20_Emphasis"><text:span text:style-name="T3">Algorithm</text:span></text:span></text:p>
      <text:p text:style-name="P2">In this case, we will simply consider the area for every possible pair of the lines and find out the maximum area out of those.</text:p>
      <text:p text:style-name="Text_20_body"><text:span text:style-name="Strong_20_Emphasis"><text:span text:style-name="T3">Java</text:span></text:span></text:p>
      <text:p text:style-name="P3">public class Solution {</text:p>
      <text:p text:style-name="P3"><text:s text:c="4"/>public int maxArea(int[] height) {</text:p>
      <text:p text:style-name="P3"><text:s text:c="8"/>int maxarea = 0;</text:p>
      <text:p text:style-name="P3"><text:s text:c="8"/>for (int i = 0; i &lt; height.length; i++)</text:p>
      <text:p text:style-name="P3"><text:s text:c="12"/>for (int j = i + 1; j &lt; height.length; j++)</text:p>
      <text:p text:style-name="P3"><text:s text:c="16"/>maxarea = Math.max(maxarea, Math.min(height[i], height[j]) * (j - i));</text:p>
      <text:p text:style-name="P3"><text:s text:c="8"/>return maxarea;</text:p>
      <text:p text:style-name="P3"><text:s text:c="4"/>}</text:p>
      <text:p text:style-name="P4">}</text:p>
      <text:p text:style-name="Text_20_body"><text:span text:style-name="Strong_20_Emphasis"><text:span text:style-name="T3">Complexity Analysis</text:span></text:span></text:p>
      <text:list xml:id="list87124025661869789" text:style-name="L2">
        <text:list-item>
          <text:p text:style-name="P13">Time complexity : O(n^2). Calculating area for all n(n−1)2\frac{n(n-1)}{2}​2​​n(n−1)​​ height pairs. </text:p>
        </text:list-item>
        <text:list-item>
          <text:p text:style-name="P10">Space complexity : O(1)O(1)O(1). Constant extra space is <text:soft-page-break/>used. </text:p>
        </text:list-item>
      </text:list>
      <text:p text:style-name="P8"/>
      <text:h text:style-name="P6" text:outline-level="4"><text:bookmark text:name="approach-2-two-pointer-approach-accepted"/>Approach #2 (Two Pointer Approach) [Accepted]</text:h>
      <text:p text:style-name="Text_20_body"><text:span text:style-name="Strong_20_Emphasis"><text:span text:style-name="T3">Algorithm</text:span></text:span></text:p>
      <text:p text:style-name="P2">The intuition behind this approach is that the area formed between the lines will always be limited by the height of the shorter line. Further, the farther the lines, the more will be the area obtained.</text:p>
      <text:p text:style-name="P2">We take two pointers, one at the beginning and one at the end of the array constituting the length of the lines. Futher, we maintain a variable <text:span text:style-name="T4">max_area</text:span> to store the maximum area obtained till now. At every step, we find out the area formed between them, update <text:span text:style-name="T5">max_area</text:span> and move the pointer pointing to the shorter line towards the other end by one step.</text:p>
      <text:p text:style-name="P2">The algorithm can be better understood by looking at the example below:</text:p>
      <text:p text:style-name="P4">1 8 6 2 5 4 8 3 7</text:p>
      <text:p text:style-name="P2">How this approach works?</text:p>
      <text:p text:style-name="P2">Initially we consider the area constituting the exterior most lines. Now, to maximize the area, we need to consider the area between the lines of larger lengths. If we try to move the pointer at the longer line inwards, we won't gain any increase in area, since it is limited by the shorter line. But moving the shorter line's pointer could turn out to be beneficial, as per the same argument, despite the reduction in the width. This is done since a relatively longer line obtained by moving the shorter line's pointer might overcome the reduction in area caused by the width reduction.</text:p>
      <text:p text:style-name="Text_20_body"><text:span text:style-name="T3">For further clarification click </text:span><text:a xlink:type="simple" xlink:href="https://discuss.leetcode.com/topic/3462/yet-another-way-to-see-what-happens-in-the-o-n-algorithm" text:style-name="Internet_20_link" text:visited-style-name="Visited_20_Internet_20_Link"><text:span text:style-name="T3">here</text:span></text:a><text:span text:style-name="T3"> and for the proof click </text:span><text:a xlink:type="simple" xlink:href="https://discuss.leetcode.com/topic/503/anyone-who-has-a-o-n-algorithm/2" text:style-name="Internet_20_link" text:visited-style-name="Visited_20_Internet_20_Link"><text:span text:style-name="T3">here</text:span></text:a><text:span text:style-name="T3">.</text:span></text:p>
      <text:p text:style-name="Text_20_body"><text:span text:style-name="Strong_20_Emphasis"><text:span text:style-name="T3">Java</text:span></text:span></text:p>
      <text:p text:style-name="P3">public class Solution {</text:p>
      <text:p text:style-name="P3"><text:s text:c="4"/>public int maxArea(int[] height) {</text:p>
      <text:p text:style-name="P3"><text:s text:c="8"/>int maxarea = 0, l = 0, r = height.length - 1;</text:p>
      <text:p text:style-name="P3"><text:s text:c="8"/>while (l &lt; r) {</text:p>
      <text:p text:style-name="P3"><text:s text:c="12"/>maxarea = Math.max(maxarea, Math.min(height[l], height[r]) * (r - l));</text:p>
      <text:p text:style-name="P3"><text:s text:c="12"/>if (height[l] &lt; height[r])</text:p>
      <text:p text:style-name="P3"><text:s text:c="16"/>l++;</text:p>
      <text:p text:style-name="P3"><text:s text:c="12"/>else</text:p>
      <text:p text:style-name="P3"><text:s text:c="16"/>r--;</text:p>
      <text:p text:style-name="P3"><text:s text:c="8"/>}</text:p>
      <text:p text:style-name="P3"><text:s text:c="8"/>return maxarea;</text:p>
      <text:p text:style-name="P3"><text:s text:c="4"/>}</text:p>
      <text:p text:style-name="P4">}</text:p>
      <text:p text:style-name="Text_20_body"><text:span text:style-name="Strong_20_Emphasis"><text:span text:style-name="T3">Complexity Analysis</text:span></text:span></text:p>
      <text:list xml:id="list7100204544741127144" text:style-name="L3">
        <text:list-item>
          <text:p text:style-name="P11">Time complexity : O(n)O(n)O(n). Single pass.</text:p>
        </text:list-item>
        <text:list-item>
          <text:p text:style-name="P11"><text:soft-page-break/>Space complexity : O(1)O(1)O(1). Constant space is used.</text:p>
        </text:list-item>
      </text:list>
      <text:p text:style-name="Text_20_body"><text:span text:style-name="T3">Analysis written by: </text:span><text:a xlink:type="simple" xlink:href="https://leetcode.com/vinod23" text:style-name="Internet_20_link" text:visited-style-name="Visited_20_Internet_20_Link"><text:span text:style-name="T3">@vinod23</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DejaVu Sans Mono" svg:font-family="'DejaVu Sans Mono'" style:font-family-generic="modern" style:font-pitch="fixed"/>
    <style:font-face style:name="新宋体" svg:font-family="新宋体"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宋体" style:font-family-asian="宋体"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宋体" style:font-family-asian="宋体"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新宋体" fo:font-family="新宋体" style:font-family-generic="modern" style:font-pitch="fixed" fo:font-size="10pt" style:font-name-asian="新宋体" style:font-family-asian="新宋体" style:font-family-generic-asian="modern" style:font-pitch-asian="fixed" style:font-size-asian="10pt" style:font-name-complex="新宋体" style:font-family-complex="新宋体"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M18S</meta:editing-duration>
    <meta:editing-cycles>7</meta:editing-cycles>
    <meta:generator>LibreOffice/5.1.4.2$Linux_X86_64 LibreOffice_project/10m0$Build-2</meta:generator>
    <dc:date>2017-01-10T18:18:36.612863152</dc:date>
    <meta:document-statistic meta:table-count="0" meta:image-count="0" meta:object-count="0" meta:page-count="3" meta:paragraph-count="54" meta:word-count="547" meta:character-count="3256" meta:non-whitespace-character-count="2571"/>
    <meta:user-defined meta:name="Info 1"/>
    <meta:user-defined meta:name="Info 2"/>
    <meta:user-defined meta:name="Info 3"/>
    <meta:user-defined meta:name="Info 4"/>
  </office:meta>
</office:document-meta>
</file>